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4979in"/>
    </style:style>
    <style:style style:name="TableColumn3" style:family="table-column">
      <style:table-column-properties style:column-width="1.493in"/>
    </style:style>
    <style:style style:name="TableColumn4" style:family="table-column">
      <style:table-column-properties style:column-width="1.1152in"/>
    </style:style>
    <style:style style:name="TableColumn5" style:family="table-column">
      <style:table-column-properties style:column-width="1.9881in"/>
    </style:style>
    <style:style style:name="TableColumn6" style:family="table-column">
      <style:table-column-properties style:column-width="1.1222in"/>
    </style:style>
    <style:style style:name="Table1" style:family="table" style:master-page-name="MP0">
      <style:table-properties style:width="6.2166in" fo:margin-left="0.0194in" table:align="left"/>
    </style:style>
    <style:style style:name="TableRow7" style:family="table-row">
      <style:table-row-properties style:min-row-height="0.3638in"/>
    </style:style>
    <style:style style:name="TableCell8" style:family="table-cell">
      <style:table-cell-properties fo:border-top="0.0625in double #000000" style:border-line-width-top="0.0208in 0.0208in 0.0208in" fo:border-left="0.0625in double #000000" style:border-line-width-left="0.0208in 0.0208in 0.0208in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9" style:parent-style-name="內文" style:family="paragraph">
      <style:paragraph-properties fo:break-before="page" fo:text-align="start" fo:line-height="0.2916in"/>
    </style:style>
    <style:style style:name="T12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14" style:parent-style-name="內文" style:family="paragraph">
      <style:paragraph-properties fo:text-align="center" fo:line-height="0.2222in"/>
      <style:text-properties style:font-name="標楷體" style:font-name-asian="標楷體" fo:color="#FF0000"/>
    </style:style>
    <style:style style:name="TableRow15" style:family="table-row">
      <style:table-row-properties style:min-row-height="1.2312in"/>
    </style:style>
    <style:style style:name="TableCell16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9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in" fo:padding-left="0.0194in" fo:padding-bottom="0in" fo:padding-right="0.0194in"/>
    </style:style>
    <style:style style:name="P21" style:parent-style-name="內文" style:family="paragraph">
      <style:paragraph-properties fo:text-align="justify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6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P27" style:parent-style-name="內文" style:family="paragraph">
      <style:paragraph-properties fo:text-align="center"/>
      <style:text-properties style:font-name="標楷體" style:font-name-asian="標楷體" fo:color="#FF0000"/>
    </style:style>
    <style:style style:name="P28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0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TableCell31" style:family="table-cell">
      <style:table-cell-properties fo:border="0.0069in solid #000000" style:writing-mode="lr-tb" fo:padding-top="0in" fo:padding-left="0.0194in" fo:padding-bottom="0in" fo:padding-right="0.0194in"/>
    </style:style>
    <style:style style:name="P32" style:parent-style-name="內文" style:family="paragraph">
      <style:paragraph-properties fo:text-align="justify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4" style:parent-style-name="內文" style:family="paragraph">
      <style:paragraph-properties fo:text-align="center"/>
      <style:text-properties style:font-name="標楷體" style:font-name-asian="標楷體" fo:color="#FF0000" fo:font-size="9pt" style:font-size-asian="9pt" style:font-size-complex="9pt"/>
    </style:style>
    <style:style style:name="P35" style:parent-style-name="內文" style:family="paragraph">
      <style:paragraph-properties fo:text-align="center"/>
      <style:text-properties style:font-name="標楷體" style:font-name-asian="標楷體" fo:font-size="10pt" style:font-size-asian="10pt" style:font-size-complex="10pt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8" style:parent-style-name="內文" style:family="paragraph">
      <style:paragraph-properties fo:text-indent="0.3888in"/>
      <style:text-properties style:font-name="標楷體" style:font-name-asian="標楷體" fo:font-size="14pt" style:font-size-asian="14pt" style:font-size-complex="14pt"/>
    </style:style>
    <style:style style:name="TableCell39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40" style:parent-style-name="內文" style:family="paragraph">
      <style:paragraph-properties fo:text-align="justify"/>
    </style:style>
    <style:style style:name="T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3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TableRow44" style:family="table-row">
      <style:table-row-properties style:min-row-height="0.9965in"/>
    </style:style>
    <style:style style:name="TableCell45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7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49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50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51" style:parent-style-name="內文" style:list-style-name="LFO1" style:family="paragraph">
      <style:paragraph-properties fo:text-align="justify" fo:line-height="0.2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52" style:parent-style-name="內文" style:family="paragraph">
      <style:paragraph-properties fo:text-align="justify" fo:line-height="0.25in"/>
    </style:style>
    <style:style style:name="T53" style:parent-style-name="預設段落字型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56" style:parent-style-name="內文" style:list-style-name="LFO1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57" style:parent-style-name="內文" style:list-style-name="LFO1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-top="0.0069in solid #000000" fo:border-left="0.0069in dashe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line-height="0.25in"/>
      <style:text-properties style:font-name="標楷體" style:font-name-asian="標楷體" fo:font-size="14pt" style:font-size-asian="14pt" style:font-size-complex="14pt"/>
    </style:style>
    <style:style style:name="TableRow60" style:family="table-row">
      <style:table-row-properties style:min-row-height="1.0951in"/>
    </style:style>
    <style:style style:name="TableCell61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3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4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6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66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paragraph-properties fo:text-align="justify" fo:line-height="0.25in"/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2" style:parent-style-name="內文" style:family="paragraph">
      <style:paragraph-properties fo:text-align="justify" fo:line-height="0.25in"/>
    </style:style>
    <style:style style:name="T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4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76" style:family="table-row">
      <style:table-row-properties style:min-row-height="0.3763in"/>
    </style:style>
    <style:style style:name="TableCell77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79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80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81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82" style:family="table-cell">
      <style:table-cell-properties fo:border-top="0.0069in solid #000000" fo:border-left="0.0069in solid #000000" fo:border-bottom="0.0069in dashed #000000" fo:border-right="0.0625in double #000000" style:border-line-width-right="0.0208in 0.0208in 0.0208in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justify" fo:line-height="0.25in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9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9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0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0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0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07" style:family="table-row">
      <style:table-row-properties style:min-row-height="0.4875in"/>
    </style:style>
    <style:style style:name="P108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109" style:family="table-cell">
      <style:table-cell-properties fo:border-top="0.0069in dashed #000000" fo:border-left="0.0069in solid #000000" fo:border-bottom="0.0069in solid #000000" fo:border-right="0.0625in double #000000" style:border-line-width-right="0.0208in 0.0208in 0.0208in" style:writing-mode="lr-tb" style:vertical-align="middle" fo:padding-top="0in" fo:padding-left="0.0194in" fo:padding-bottom="0in" fo:padding-right="0.0194in"/>
    </style:style>
    <style:style style:name="P110" style:parent-style-name="內文" style:list-style-name="LFO1" style:family="paragraph">
      <style:paragraph-properties fo:text-align="justify" fo:line-height="0.25in" fo:margin-left="0.2423in" fo:text-indent="-0.2423in">
        <style:tab-stops>
          <style:tab-stop style:type="left" style:position="0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11" style:parent-style-name="內文" style:list-style-name="LFO1" style:family="paragraph">
      <style:paragraph-properties fo:text-align="justify" fo:line-height="0.25in" fo:margin-left="0.2423in" fo:text-indent="-0.2423in">
        <style:tab-stops>
          <style:tab-stop style:type="left" style:position="0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Row112" style:family="table-row">
      <style:table-row-properties style:min-row-height="1.5777in"/>
    </style:style>
    <style:style style:name="TableCell113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15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16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P117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118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19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20" style:parent-style-name="內文" style:family="paragraph">
      <style:paragraph-properties fo:text-align="justify" fo:line-height="0.3055in"/>
    </style:style>
    <style:style style:name="T121" style:parent-style-name="預設段落字型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4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25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26" style:parent-style-name="內文" style:list-style-name="LFO1" style:family="paragraph">
      <style:paragraph-properties fo:text-align="justify" fo:line-height="0.3055in"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Cell127" style:family="table-cell">
      <style:table-cell-properties fo:border-top="0.0069in solid #000000" fo:border-left="0.0069in dashe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28" style:parent-style-name="內文" style:family="paragraph">
      <style:paragraph-properties fo:line-height="0.25in"/>
    </style:style>
    <style:style style:name="T1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4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147" style:parent-style-name="內文" style:family="paragraph">
      <style:paragraph-properties fo:line-height="0.2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48" style:parent-style-name="內文" style:family="paragraph">
      <style:paragraph-properties fo:line-height="0.2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49" style:parent-style-name="內文" style:family="paragraph">
      <style:paragraph-properties fo:line-height="0.2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50" style:parent-style-name="內文" style:family="paragraph">
      <style:paragraph-properties fo:line-height="0.2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51" style:parent-style-name="內文" style:family="paragraph">
      <style:paragraph-properties fo:line-height="0.2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52" style:family="table-row">
      <style:table-row-properties style:min-row-height="0.8256in"/>
    </style:style>
    <style:style style:name="TableCell153" style:family="table-cell">
      <style:table-cell-properties fo:border-top="0.0069in solid #000000" fo:border-left="0.0625in double #000000" style:border-line-width-left="0.0208in 0.0208in 0.0208in" fo:border-bottom="0.0069in solid #000000" fo:border-right="0.0069in solid #000000" style:writing-mode="lr-tb" fo:padding-top="0in" fo:padding-left="0.0194in" fo:padding-bottom="0in" fo:padding-right="0.0194in"/>
    </style:style>
    <style:style style:name="P154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55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56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P157" style:parent-style-name="內文" style:family="paragraph">
      <style:paragraph-properties fo:text-align="center" fo:line-height="0.2083in"/>
      <style:text-properties style:font-name="標楷體" style:font-name-asian="標楷體" fo:font-size="14pt" style:font-size-asian="14pt" style:font-size-complex="14pt"/>
    </style:style>
    <style:style style:name="TableCell158" style:family="table-cell">
      <style:table-cell-properties fo:border-top="0.0069in solid #000000" fo:border-left="0.0069in solid #000000" fo:border-bottom="0.0069in solid #000000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text-align="justify" fo:line-height="0.25in"/>
    </style:style>
    <style:style style:name="T160" style:parent-style-name="預設段落字型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64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165" style:parent-style-name="內文" style:family="paragraph">
      <style:paragraph-properties fo:text-align="justify" fo:line-height="0.25in"/>
    </style:style>
    <style:style style:name="T166" style:parent-style-name="預設段落字型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172" style:family="table-row">
      <style:table-row-properties style:min-row-height="2.2805in"/>
    </style:style>
    <style:style style:name="TableCell173" style:family="table-cell">
      <style:table-cell-properties fo:border-top="0.0069in solid #000000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style:writing-mode="lr-tb" fo:padding-top="0in" fo:padding-left="0.0194in" fo:padding-bottom="0in" fo:padding-right="0.0194in"/>
    </style:style>
    <style:style style:name="P174" style:parent-style-name="內文" style:family="paragraph">
      <style:paragraph-properties fo:text-align="justify" fo:line-height="0.2083in"/>
      <style:text-properties style:font-name="標楷體" style:font-name-asian="標楷體" fo:font-weight="bold" style:font-weight-asian="bold"/>
    </style:style>
    <style:style style:name="P175" style:parent-style-name="內文" style:family="paragraph">
      <style:paragraph-properties fo:text-align="justify" fo:line-height="0.2083in" fo:text-indent="0.3333in"/>
      <style:text-properties style:font-name="標楷體" style:font-name-asian="標楷體"/>
    </style:style>
    <style:style style:name="P176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77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78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79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/>
    </style:style>
    <style:style style:name="P180" style:parent-style-name="內文" style:list-style-name="LFO2" style:family="paragraph">
      <style:paragraph-properties fo:text-align="justify" fo:line-height="0.2083in" fo:margin-left="0.4805in">
        <style:tab-stops/>
      </style:paragraph-properties>
      <style:text-properties style:font-name="標楷體" style:font-name-asian="標楷體" fo:color="#000000"/>
    </style:style>
    <style:style style:name="P181" style:parent-style-name="內文" style:list-style-name="LFO2" style:family="paragraph">
      <style:paragraph-properties fo:text-align="justify" fo:line-height="0.25in" fo:margin-left="0.4805in">
        <style:tab-stops>
          <style:tab-stop style:type="left" style:position="-0.2305in"/>
        </style:tab-stops>
      </style:paragraph-properties>
    </style:style>
    <style:style style:name="T182" style:parent-style-name="預設段落字型" style:family="text">
      <style:text-properties style:font-name="標楷體" style:font-name-asian="標楷體" fo:color="#000000"/>
    </style:style>
    <style:style style:name="T183" style:parent-style-name="預設段落字型" style:family="text">
      <style:text-properties style:font-name="標楷體" style:font-name-asian="標楷體"/>
    </style:style>
    <style:style style:family="graphic" style:name="a21">
      <style:graphic-properties style:wrap="run-through" style:run-through="foreground" draw:fill="none" draw:stroke="dash" draw:stroke-dash="a20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dash" draw:stroke-dash="a22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dash" draw:stroke-dash="a24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dash" draw:stroke-dash="a26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dash" draw:stroke-dash="a28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dash" draw:stroke-dash="a10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dash" draw:stroke-dash="a14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dash" draw:stroke-dash="a16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dash" draw:stroke-dash="a18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dashe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dashe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dash" draw:stroke-dash="a8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dash" draw:stroke-dash="a30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2">新北市政府警察局大貨車臨時通行證申請書</text:span><text:span text:style-name="T13"><draw:custom-shape svg:x="5.2875in" svg:y="-0.55833in" svg:width="0.96875in" svg:height="0.37569in" draw:z-index="251667456" draw:id="id0" draw:style-name="a0" draw:name="Rectangle 58" text:anchor-type="paragraph"><svg:title/><svg:desc/><text:p text:style-name="P14">參考範例</text:p><draw:enhanced-geometry draw:type="non-primitive" svg:viewBox="0 0 21600 21600" draw:enhanced-path="M 0 0 L 21600 0 21600 21600 0 21600 Z N"/></draw:custom-shape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申</text:p>
            <text:p text:style-name="P18">請</text:p>
            <text:p text:style-name="P19">人</text:p>
          </table:table-cell>
          <table:table-cell table:style-name="TableCell20" table:number-columns-spanned="2">
            <text:p text:style-name="P21"><text:span text:style-name="T22"><draw:connector draw:type="line" svg:x1="0.10903in" svg:y1="1.12014in" svg:x2="1.23403in" svg:y2="1.12014in" draw:z-index="251652096" draw:id="id1" draw:style-name="a1" draw:name="Line 16" text:anchor-type="paragraph"><svg:title/><svg:desc/></draw:connector></text:span><text:span text:style-name="T23"><draw:connector draw:type="line" svg:x1="0.10903in" svg:y1="0.87014in" svg:x2="1.23403in" svg:y2="0.87014in" draw:z-index="251651072" draw:id="id2" draw:style-name="a2" draw:name="Line 15" text:anchor-type="paragraph"><svg:title/><svg:desc/></draw:connector></text:span><text:span text:style-name="T24"><draw:connector draw:type="line" svg:x1="0.10903in" svg:y1="0.62014in" svg:x2="1.23403in" svg:y2="0.62014in" draw:z-index="251650048" draw:id="id3" draw:style-name="a3" draw:name="Line 14" text:anchor-type="paragraph"><svg:title/><svg:desc/></draw:connector></text:span><text:span text:style-name="T25"><draw:frame draw:z-index="251648000" draw:id="id4" draw:style-name="a4" draw:name="Text Box 12" text:anchor-type="paragraph" svg:x="1.35556in" svg:y="0.11111in" svg:width="1.10556in" svg:height="1in" style:rel-width="scale" style:rel-height="scale"><draw:text-box><text:p text:style-name="P26"/><text:p text:style-name="P27">需蓋公司章</text:p><text:p text:style-name="P28">（公司章）</text:p></draw:text-box><svg:title/><svg:desc/></draw:frame></text:span><text:span text:style-name="T29">公司行號名稱：</text:span></text:p>
            <text:p text:style-name="P30">亞洲有限公司</text:p>
          </table:table-cell>
          <table:covered-table-cell/>
          <table:table-cell table:style-name="TableCell31">
            <text:p text:style-name="P32"><text:span text:style-name="T33"><draw:frame draw:z-index="251649024" draw:id="id5" draw:style-name="a5" draw:name="Text Box 13" text:anchor-type="paragraph" svg:x="1.10903in" svg:y="0.49514in" svg:width="0.73056in" svg:height="0.625in" style:rel-width="scale" style:rel-height="scale"><draw:text-box><text:p text:style-name="P34">需蓋私章</text:p><text:p text:style-name="P35">（私章）</text:p></draw:text-box><svg:title/><svg:desc/></draw:frame></text:span><text:span text:style-name="T36"><draw:connector draw:type="line" svg:x1="0.10556in" svg:y1="0.87014in" svg:x2="0.98056in" svg:y2="0.87014in" draw:z-index="251653120" draw:id="id6" draw:style-name="a6" draw:name="Line 17" text:anchor-type="paragraph"><svg:title/><svg:desc/></draw:connector></text:span><text:span text:style-name="T37">負責人姓名：</text:span></text:p>
            <text:p text:style-name="P38">梁欣</text:p>
          </table:table-cell>
          <table:table-cell table:style-name="TableCell39">
            <text:p text:style-name="P40"><text:span text:style-name="T41"><draw:connector draw:type="line" svg:x1="0.10556in" svg:y1="0.87014in" svg:x2="0.98056in" svg:y2="0.86111in" draw:z-index="251654144" draw:id="id7" draw:style-name="a7" draw:name="Line 18" text:anchor-type="paragraph"><svg:title/><svg:desc/></draw:connector></text:span><text:span text:style-name="T42">聯絡電話：</text:span></text:p>
            <text:p text:style-name="P43">02-22255999</text:p>
          </table:table-cell>
        </table:table-row>
        <table:table-row table:style-name="TableRow44">
          <table:table-cell table:style-name="TableCell45">
            <text:p text:style-name="P46">申</text:p>
            <text:p text:style-name="P47">請</text:p>
            <text:p text:style-name="P48">事</text:p>
            <text:p text:style-name="P49">由</text:p>
          </table:table-cell>
          <table:table-cell table:style-name="TableCell50">
            <text:list text:style-name="LFO1" text:continue-numbering="true">
              <text:list-item>
                <text:p text:style-name="P51">公共工程</text:p>
              </text:list-item>
            </text:list>
            <text:p text:style-name="P52"><text:span text:style-name="T53"></text:span><text:span text:style-name="T54"><text:s/></text:span><text:span text:style-name="T55">民間工地</text:span></text:p>
            <text:list text:style-name="LFO1" text:continue-numbering="true">
              <text:list-item>
                <text:p text:style-name="P56">貨物運輸</text:p>
              </text:list-item>
              <text:list-item>
                <text:p text:style-name="P57">其他</text:p>
              </text:list-item>
            </text:list>
          </table:table-cell>
          <table:table-cell table:style-name="TableCell58" table:number-columns-spanned="3">
            <text:p text:style-name="P59">事由概述：載運預拌混凝土至營建工地</text:p>
          </table:table-cell>
          <table:covered-table-cell/>
          <table:covered-table-cell/>
        </table:table-row>
        <table:table-row table:style-name="TableRow60">
          <table:table-cell table:style-name="TableCell61">
            <text:p text:style-name="P62">申</text:p>
            <text:p text:style-name="P63">請</text:p>
            <text:p text:style-name="P64">路</text:p>
            <text:p text:style-name="P65">段</text:p>
          </table:table-cell>
          <table:table-cell table:style-name="TableCell66" table:number-columns-spanned="4">
            <text:p text:style-name="P67">（請詳填各路段名稱）</text:p>
            <text:p text:style-name="P68"><text:span text:style-name="T69">中和</text:span><text:span text:style-name="T70">區</text:span><text:span text:style-name="T71">：中正路、中山路、景平路、景新街。</text:span></text:p>
            <text:p text:style-name="P72"><text:span text:style-name="T73">永和</text:span><text:span text:style-name="T74">區</text:span><text:span text:style-name="T75">：安樂路、永貞路、永利路。</text:span></text:p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 table:number-rows-spanned="2">
            <text:p text:style-name="P78">申</text:p>
            <text:p text:style-name="P79">請</text:p>
            <text:p text:style-name="P80">時</text:p>
            <text:p text:style-name="P81">段</text:p>
          </table:table-cell>
          <table:table-cell table:style-name="TableCell82" table:number-columns-spanned="4">
            <text:p text:style-name="P83"><text:span text:style-name="T84">通行起訖時間： <text:s/></text:span><text:span text:style-name="T85">自</text:span><text:span text:style-name="T86"><text:s/></text:span><text:span text:style-name="T87">100</text:span><text:span text:style-name="T88"><text:s/></text:span><text:span text:style-name="T89">年</text:span><text:span text:style-name="T90"><text:s/></text:span><text:span text:style-name="T91">10</text:span><text:span text:style-name="T92"><text:s/></text:span><text:span text:style-name="T93">月</text:span><text:span text:style-name="T94"><text:s/></text:span><text:span text:style-name="T95">1</text:span><text:span text:style-name="T96"><text:s/></text:span><text:span text:style-name="T97">日~</text:span><text:span text:style-name="T98"><text:s/></text:span><text:span text:style-name="T99">101<text:s/></text:span><text:span text:style-name="T100">年</text:span><text:span text:style-name="T101"><text:s/></text:span><text:span text:style-name="T102">3</text:span><text:span text:style-name="T103">月</text:span><text:span text:style-name="T104">31</text:span><text:span text:style-name="T105"><text:s/></text:span><text:span text:style-name="T106">日</text:span></text:p>
          </table:table-cell>
          <table:covered-table-cell/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table-cell table:style-name="TableCell109" table:number-columns-spanned="4">
            <text:list text:style-name="LFO1" text:continue-numbering="true">
              <text:list-item>
                <text:list>
                  <text:list-item>
                    <text:p text:style-name="P110">申請時間以6個月為限；另本欄未填寫者將自申請日核予1個月。</text:p>
                  </text:list-item>
                  <text:list-item>
                    <text:p text:style-name="P111">每日7~9時及17~19時為禁止通行時段。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申</text:p>
            <text:p text:style-name="P115">請</text:p>
            <text:p text:style-name="P116">車</text:p>
            <text:p text:style-name="P117">輛</text:p>
          </table:table-cell>
          <table:table-cell table:style-name="TableCell118">
            <text:list text:style-name="LFO1" text:continue-numbering="true">
              <text:list-item>
                <text:p text:style-name="P119">砂石車</text:p>
              </text:list-item>
            </text:list>
            <text:p text:style-name="P120"><text:span text:style-name="T121"></text:span><text:span text:style-name="T122"><text:s/></text:span><text:span text:style-name="T123">預拌混凝土車</text:span></text:p>
            <text:list text:style-name="LFO1" text:continue-numbering="true">
              <text:list-item>
                <text:p text:style-name="P124">一般大貨車</text:p>
              </text:list-item>
              <text:list-item>
                <text:p text:style-name="P125">特種車輛</text:p>
              </text:list-item>
              <text:list-item>
                <text:p text:style-name="P126">其他（委託書）</text:p>
              </text:list-item>
            </text:list>
          </table:table-cell>
          <table:table-cell table:style-name="TableCell127" table:number-columns-spanned="3">
            <text:p text:style-name="P128"><text:span text:style-name="T129"><draw:connector draw:type="line" svg:x1="0.11944in" svg:y1="0.47431in" svg:x2="4.11736in" svg:y2="0.47431in" draw:z-index="251655168" draw:id="id8" draw:style-name="a9" draw:name="Line 28" text:anchor-type="paragraph"><svg:title/><svg:desc/></draw:connector></text:span><text:span text:style-name="T130"><draw:connector draw:type="line" svg:x1="3.61736in" svg:y1="0.34931in" svg:x2="3.61736in" svg:y2="1.59931in" draw:z-index="251666432" draw:id="id9" draw:style-name="a11" draw:name="Line 45" text:anchor-type="paragraph"><svg:title/><svg:desc/></draw:connector></text:span><text:span text:style-name="T131"><draw:connector draw:type="line" svg:x1="3.11736in" svg:y1="0.34931in" svg:x2="3.11736in" svg:y2="1.59931in" draw:z-index="251665408" draw:id="id10" draw:style-name="a13" draw:name="Line 44" text:anchor-type="paragraph"><svg:title/><svg:desc/></draw:connector></text:span><text:span text:style-name="T132"><draw:connector draw:type="line" svg:x1="2.61944in" svg:y1="0.34931in" svg:x2="2.61944in" svg:y2="1.59931in" draw:z-index="251664384" draw:id="id11" draw:style-name="a15" draw:name="Line 43" text:anchor-type="paragraph"><svg:title/><svg:desc/></draw:connector></text:span><text:span text:style-name="T133"><draw:connector draw:type="line" svg:x1="2.11944in" svg:y1="0.34931in" svg:x2="2.11944in" svg:y2="1.59931in" draw:z-index="251663360" draw:id="id12" draw:style-name="a17" draw:name="Line 42" text:anchor-type="paragraph"><svg:title/><svg:desc/></draw:connector></text:span><text:span text:style-name="T134"><draw:connector draw:type="line" svg:x1="1.61944in" svg:y1="0.34931in" svg:x2="1.61944in" svg:y2="1.59931in" draw:z-index="251662336" draw:id="id13" draw:style-name="a19" draw:name="Line 41" text:anchor-type="paragraph"><svg:title/><svg:desc/></draw:connector></text:span><text:span text:style-name="T135"><draw:connector draw:type="line" svg:x1="0.61944in" svg:y1="0.34931in" svg:x2="0.61944in" svg:y2="1.59931in" draw:z-index="251661312" draw:id="id14" draw:style-name="a21" draw:name="Line 40" text:anchor-type="paragraph"><svg:title/><svg:desc/></draw:connector></text:span><text:span text:style-name="T136"><draw:connector draw:type="line" svg:x1="1.11944in" svg:y1="0.34931in" svg:x2="1.11944in" svg:y2="1.59931in" draw:z-index="251660288" draw:id="id15" draw:style-name="a23" draw:name="Line 39" text:anchor-type="paragraph"><svg:title/><svg:desc/></draw:connector></text:span><text:span text:style-name="T137"><draw:connector draw:type="line" svg:x1="0.11736in" svg:y1="1.47431in" svg:x2="4.11736in" svg:y2="1.47431in" draw:z-index="251659264" draw:id="id16" draw:style-name="a25" draw:name="Line 32" text:anchor-type="paragraph"><svg:title/><svg:desc/></draw:connector></text:span><text:span text:style-name="T138"><draw:connector draw:type="line" svg:x1="0.11736in" svg:y1="1.20069in" svg:x2="4.11736in" svg:y2="1.20069in" draw:z-index="251658240" draw:id="id17" draw:style-name="a27" draw:name="Line 31" text:anchor-type="paragraph"><svg:title/><svg:desc/></draw:connector></text:span><text:span text:style-name="T139"><draw:connector draw:type="line" svg:x1="0.11736in" svg:y1="0.97431in" svg:x2="4.11736in" svg:y2="0.97431in" draw:z-index="251657216" draw:id="id18" draw:style-name="a29" draw:name="Line 30" text:anchor-type="paragraph"><svg:title/><svg:desc/></draw:connector></text:span><text:span text:style-name="T140"><draw:connector draw:type="line" svg:x1="0.11736in" svg:y1="0.72431in" svg:x2="4.11736in" svg:y2="0.72431in" draw:z-index="251656192" draw:id="id19" draw:style-name="a31" draw:name="Line 29" text:anchor-type="paragraph"><svg:title/><svg:desc/></draw:connector></text:span><text:span text:style-name="T141">車牌號碼：</text:span><text:span text:style-name="T142">（共</text:span><text:span text:style-name="T143"><text:s/></text:span><text:span text:style-name="T144">5</text:span><text:span text:style-name="T145"><text:s/></text:span><text:span text:style-name="T146">輛）</text:span></text:p>
            <text:p text:style-name="P147">111-AA</text:p>
            <text:p text:style-name="P148">222-AA</text:p>
            <text:p text:style-name="P149">333-AA</text:p>
            <text:p text:style-name="P150">555-AA</text:p>
            <text:p text:style-name="P151">666-AA</text:p>
          </table:table-cell>
          <table:covered-table-cell/>
          <table:covered-table-cell/>
        </table:table-row>
        <table:table-row table:style-name="TableRow152">
          <table:table-cell table:style-name="TableCell153">
            <text:p text:style-name="P154">檢</text:p>
            <text:p text:style-name="P155">附</text:p>
            <text:p text:style-name="P156">資</text:p>
            <text:p text:style-name="P157">料</text:p>
          </table:table-cell>
          <table:table-cell table:style-name="TableCell158" table:number-columns-spanned="4">
            <text:p text:style-name="P159"><text:span text:style-name="T160"></text:span><text:span text:style-name="T161"><text:s/></text:span><text:span text:style-name="T162">工程合約書或訂購單</text:span><text:span text:style-name="T163">　□公司執照或營利事業登記證</text:span></text:p>
            <text:p text:style-name="P164">□<text:s/>棄土場同意書暨棄土流向證明　□行駛起、訖路線地圖</text:p>
            <text:p text:style-name="P165"><text:span text:style-name="T166"></text:span><text:span text:style-name="T167">行車執照影本（拖車使用證）</text:span><text:span text:style-name="T168"><text:s/>□</text:span><text:span text:style-name="T169"><text:s/></text:span><text:span text:style-name="T170">其他</text:span><text:span text:style-name="T171">(委託書)</text:span></text:p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5">
            <text:p text:style-name="P174">注意事項：</text:p>
            <text:p text:style-name="P175">於通行證有效期間內倘因路況變更等，基於道路交通安全，將隨時通知停止使用。並請確實遵守交通法令，警察局將加強稽查，如有發現下列情形，將由執勤員警立即依法舉發後收回臨時通行證，且於6個月內該車不得再請領補發，請加強司機管理：</text:p>
            <text:list text:style-name="LFO2" text:continue-numbering="true">
              <text:list-item>
                <text:p text:style-name="P176">行駛於未經核准之管制路段或區域。</text:p>
              </text:list-item>
              <text:list-item>
                <text:p text:style-name="P177">於禁止行駛時段內行駛。</text:p>
              </text:list-item>
              <text:list-item>
                <text:p text:style-name="P178">於新北市轄內違規超載、超速及闖紅燈。</text:p>
              </text:list-item>
              <text:list-item>
                <text:p text:style-name="P179">違反道路交通管理處罰條例而發生交通事故者。</text:p>
              </text:list-item>
              <text:list-item>
                <text:p text:style-name="P180">臨時通行證應黏貼於右邊擋風玻璃明顯處。</text:p>
              </text:list-item>
              <text:list-item>
                <text:p text:style-name="P181"><text:span text:style-name="T182">違反橋樑限重或涵洞限高規定者。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內文"><text:span text:style-name="T183">申請案編碼：151906 <text:s/>公告期限：3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 fo:language="en" fo:country="U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標楷體" style:font-name-asian="標楷體" style:font-name-complex="Times New Roman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標楷體" style:font-name-asian="標楷體" style:font-name-complex="Times New Roman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標楷體" style:font-name-asian="標楷體" style:font-name-complex="Times New Roman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標楷體" style:font-name-asian="標楷體" style:font-name-complex="Times New Roman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標楷體" style:font-name-asian="標楷體" style:font-name-complex="Times New Roman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標楷體" style:font-name-asian="標楷體" style:font-name-complex="Times New Roman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標楷體" style:font-name-asian="標楷體" style:font-name-complex="Times New Roman" fo:language="en" fo:country="U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標楷體" style:font-name-asian="標楷體" style:font-name-complex="Times New Roman" fo:language="en" fo:country="U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標楷體" style:font-name-asian="標楷體" style:font-name-complex="Times New Roman" fo:language="en" fo:country="U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0" draw:display-name="SysDot" draw:style="rect" draw:dots1="1" draw:dots1-length="0.01042in" draw:dots2="0" draw:dots2-length="0in" draw:distance="0.01042in"/>
    <draw:stroke-dash draw:name="a16" draw:display-name="SysDot" draw:style="rect" draw:dots1="1" draw:dots1-length="0.01042in" draw:dots2="0" draw:dots2-length="0in" draw:distance="0.01042in"/>
    <draw:stroke-dash draw:name="a28" draw:display-name="SysDot" draw:style="rect" draw:dots1="1" draw:dots1-length="0.01042in" draw:dots2="0" draw:dots2-length="0in" draw:distance="0.01042in"/>
    <draw:stroke-dash draw:name="a8" draw:display-name="SysDot" draw:style="rect" draw:dots1="1" draw:dots1-length="0.01042in" draw:dots2="0" draw:dots2-length="0in" draw:distance="0.01042in"/>
    <draw:stroke-dash draw:name="a22" draw:display-name="SysDot" draw:style="rect" draw:dots1="1" draw:dots1-length="0.01042in" draw:dots2="0" draw:dots2-length="0in" draw:distance="0.01042in"/>
    <draw:stroke-dash draw:name="a10" draw:display-name="SysDot" draw:style="rect" draw:dots1="1" draw:dots1-length="0.01042in" draw:dots2="0" draw:dots2-length="0in" draw:distance="0.01042in"/>
    <draw:stroke-dash draw:name="a18" draw:display-name="SysDot" draw:style="rect" draw:dots1="1" draw:dots1-length="0.01042in" draw:dots2="0" draw:dots2-length="0in" draw:distance="0.01042in"/>
    <draw:stroke-dash draw:name="a12" draw:display-name="SysDot" draw:style="rect" draw:dots1="1" draw:dots1-length="0.01042in" draw:dots2="0" draw:dots2-length="0in" draw:distance="0.01042in"/>
    <draw:stroke-dash draw:name="a24" draw:display-name="SysDot" draw:style="rect" draw:dots1="1" draw:dots1-length="0.01042in" draw:dots2="0" draw:dots2-length="0in" draw:distance="0.01042in"/>
    <draw:stroke-dash draw:name="a30" draw:display-name="SysDot" draw:style="rect" draw:dots1="1" draw:dots1-length="0.01042in" draw:dots2="0" draw:dots2-length="0in" draw:distance="0.01042in"/>
    <draw:stroke-dash draw:name="a14" draw:display-name="SysDot" draw:style="rect" draw:dots1="1" draw:dots1-length="0.01042in" draw:dots2="0" draw:dots2-length="0in" draw:distance="0.01042in"/>
    <draw:stroke-dash draw:name="a26" draw:display-name="SysDot" draw:style="rect" draw:dots1="1" draw:dots1-length="0.01042in" draw:dots2="0" draw:dots2-length="0in" draw:distance="0.01042in"/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3" text:style-name="WW_CharLFO1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847in" fo:margin-bottom="0.3937in" fo:margin-right="0.9847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72in"/>
      </style:footer-style>
    </style:page-layout>
    <style:style style:name="P10" style:parent-style-name="頁首" style:family="paragraph">
      <style:paragraph-properties fo:text-align="center"/>
      <style:text-properties style:font-name="標楷體" style:font-name-asian="標楷體"/>
    </style:style>
    <style:style style:name="P11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0">(民)警交通07-(民)表一-參考範例</text:p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大貨車臨時通行證核發</dc:title>
    <dc:description/>
    <dc:subject>大貨車臨時通行證核發</dc:subject>
    <meta:keyword>機關改制更名</meta:keyword>
    <meta:initial-creator>警察局</meta:initial-creator>
    <dc:creator>吳羿廷</dc:creator>
    <meta:creation-date>2020-09-02T01:55:00Z</meta:creation-date>
    <dc:date>2020-09-02T01:55:00Z</dc:date>
    <meta:print-date>2008-01-16T06:5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7" meta:character-count="720" meta:row-count="5" meta:non-whitespace-character-count="614"/>
  </office:meta>
</office:document-meta>
</file>